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dm</text:p>
          </table:table-cell>
          <table:table-cell office:value-type="string" calcext:value-type="string">
            <text:p>idb</text:p>
          </table:table-cell>
          <table:table-cell table:style-name="Default" office:value-type="string" calcext:value-type="string">
            <text:p>fech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  <table:table-cell office:value-type="date" office:date-value="2009-10-10" calcext:value-type="date">
            <text:p>10/10/20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date" office:date-value="2009-10-10" calcext:value-type="date">
            <text:p>10/10/20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3" calcext:value-type="float">
            <text:p>103</text:p>
          </table:table-cell>
          <table:table-cell office:value-type="date" office:date-value="2009-08-10" calcext:value-type="date">
            <text:p>10/08/20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4" calcext:value-type="float">
            <text:p>104</text:p>
          </table:table-cell>
          <table:table-cell office:value-type="date" office:date-value="2009-07-10" calcext:value-type="date">
            <text:p>10/07/20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2" calcext:value-type="float">
            <text:p>102</text:p>
          </table:table-cell>
          <table:table-cell office:value-type="date" office:date-value="2009-10-11" calcext:value-type="date">
            <text:p>11/10/20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office:value-type="date" office:date-value="2009-06-11" calcext:value-type="date">
            <text:p>11/06/20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date" office:date-value="2009-12-11" calcext:value-type="date">
            <text:p>11/12/20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  <table:table-cell office:value-type="date" office:date-value="2009-05-09" calcext:value-type="date">
            <text:p>09/05/20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  <table:table-cell office:value-type="date" office:date-value="2009-08-09" calcext:value-type="date">
            <text:p>09/08/20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3" calcext:value-type="float">
            <text:p>103</text:p>
          </table:table-cell>
          <table:table-cell office:value-type="date" office:date-value="2009-08-09" calcext:value-type="date">
            <text:p>09/08/2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03:37:58.006166845</meta:creation-date>
    <meta:generator>LibreOffice/7.3.7.2$Linux_X86_64 LibreOffice_project/30$Build-2</meta:generator>
    <dc:date>2024-05-21T21:53:58.392777591</dc:date>
    <meta:editing-duration>PT3M8S</meta:editing-duration>
    <meta:editing-cycles>1</meta:editing-cycles>
    <meta:document-statistic meta:table-count="1" meta:cell-count="33" meta:object-count="0"/>
  </office:meta>
</office:document-meta>
</file>